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8936" calcext:value-type="float">
            <text:p>36.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4072" calcext:value-type="float">
            <text:p>36.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2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2736" calcext:value-type="float">
            <text:p>36.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5116" calcext:value-type="float">
            <text:p>35.95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7496" calcext:value-type="float">
            <text:p>35.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352" calcext:value-type="float">
            <text:p>35.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056" calcext:value-type="float">
            <text:p>34.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8624" calcext:value-type="float">
            <text:p>34.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2528" calcext:value-type="float">
            <text:p>34.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2315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